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COSC 479/592 Assignment 04 Android - Warming Up</text:h>
      <text:h text:style-name="Heading_20_4" text:outline-level="4">Due: March 25, 2014 Collected by live demo</text:h>
      <text:h text:style-name="Heading_20_4" text:outline-level="4">Requirement</text:h>
      <text:list xml:id="list8376875784007780737" text:style-name="L1">
        <text:list-item>
          <text:p text:style-name="P2">Rewrite ex05-checkbox.html in CocoaTouch </text:p>
        </text:list-item>
        <text:list-item>
          <text:p text:style-name="P2">It should functions the same way </text:p>
        </text:list-item>
        <text:list-item>
          <text:p text:style-name="P2">For the images, when unselected, change the opacity, not hiding </text:p>
        </text:list-item>
        <text:list-item>
          <text:p text:style-name="P2">Use listerners, DO NOT put actions in layout.xml </text:p>
        </text:list-item>
        <text:list-item>
          <text:p text:style-name="P1">Try to perserve the same layout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0T19:57:25.913195000</meta:creation-date>
    <dc:date>2014-03-20T19:57:52.531162000</dc:date>
    <meta:editing-duration>P0D</meta:editing-duration>
    <meta:editing-cycles>1</meta:editing-cycles>
    <meta:document-statistic meta:table-count="0" meta:image-count="0" meta:object-count="0" meta:page-count="1" meta:paragraph-count="8" meta:word-count="56" meta:character-count="329" meta:non-whitespace-character-count="281"/>
    <meta:generator>LibreOffice/4.2.1.1$MacOSX_X86_64 LibreOffice_project/d7dbbd7842e6a58b0f521599204e827654e1fb8b</meta:generator>
  </office:meta>
</office:document-meta>
</file>